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1-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EARS OF DAVID (1:1-2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TEARS OF DAVID (1:1-2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grief of David and Israel (1:17-21, 24-2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glory of Saul and Jonathan (1:22-2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SAMUEL 1-2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TEARS OF DAVID (1:1-27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TRIUMPH OF DAVID (2:1-32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TRIUMPH OF DAVID (2:1-32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ceremony (2:1-7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ceremony (2:1-7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is crowning (2:1-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is commendation (2:5-7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TRIUMPH OF DAVID (2:1-32):<text:s text:c="1"/></text:span><text:span text:style-name="a497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ceremony (2:1-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competition (2:8-1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ontest (2:12-17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hase (2:18-2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compromise (2:24-32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2 SAMUEL 1-2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THE TEARS OF DAVID (1:1-27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E TRIUMPH OF DAVID (2:1-32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-2</dc:title>
    <meta:initial-creator>David STRICKLAND</meta:initial-creator>
    <dc:creator>David STRICKLAND</dc:creator>
    <meta:creation-date>2020-02-22T17:29:07Z</meta:creation-date>
    <dc:date>2020-02-22T17:29:08Z</dc:date>
    <meta:template xlink:href="BibleStudy" xlink:type="simple"/>
    <meta:editing-cycles>1</meta:editing-cycles>
    <meta:editing-duration>PT0S</meta:editing-duration>
    <meta:document-statistic meta:paragraph-count="22" meta:word-count="141"/>
  </office:meta>
</office:document-meta>
</file>